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848b" officeooo:paragraph-rsid="0015848b"/>
    </style:style>
    <style:style style:name="P2" style:family="paragraph" style:parent-style-name="Standard">
      <style:text-properties officeooo:rsid="0018ba94" officeooo:paragraph-rsid="0018ba94"/>
    </style:style>
    <style:style style:name="P3" style:family="paragraph" style:parent-style-name="Standard">
      <style:text-properties fo:font-weight="bold" officeooo:rsid="0018ba94" officeooo:paragraph-rsid="0018ba94" style:font-weight-asian="bold" style:font-weight-complex="bold"/>
    </style:style>
    <style:style style:name="P4" style:family="paragraph" style:parent-style-name="Standard">
      <style:text-properties fo:font-size="10pt" fo:font-weight="normal" officeooo:rsid="0018ba94" officeooo:paragraph-rsid="0018ba94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text-properties fo:font-weight="bold" officeooo:rsid="0018ba94" officeooo:paragraph-rsid="0018ba94" style:font-weight-asian="bold" style:font-weight-complex="bold"/>
    </style:style>
    <style:style style:name="P7" style:family="paragraph" style:parent-style-name="Heading_20_1">
      <style:text-properties fo:font-size="10pt" fo:font-weight="bold" officeooo:rsid="0018ba94" officeooo:paragraph-rsid="0018ba94" style:font-size-asian="10pt" style:font-weight-asian="bold" style:font-size-complex="10pt" style:font-weight-complex="bold"/>
    </style:style>
    <style:style style:name="P8" style:family="paragraph" style:parent-style-name="Heading_20_4">
      <style:text-properties officeooo:rsid="0015848b" officeooo:paragraph-rsid="0015848b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text-align="justify" style:justify-single-word="false"/>
      <style:text-properties officeooo:paragraph-rsid="0019a519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3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CNN (Regions + CNN) is a method that relies on a external region proposal system.</text:p>
      <text:p text:style-name="Standard"/>
      <text:list xml:id="list3961818999412196631" text:style-name="L1">
        <text:list-item>
          <text:p text:style-name="P12">Take a pre-trained imagenet cnn (ex Alexnet) </text:p>
        </text:list-item>
        <text:list-item>
          <text:p text:style-name="P11">Re-train the last fully connected layer with the objects that need to be detected + "no-object" class </text:p>
        </text:list-item>
        <text:list-item>
          <text:p text:style-name="P11">Get all proposals(=~2000 p/image), resize them to match the cnn input, then save to disk. </text:p>
        </text:list-item>
        <text:list-item>
          <text:p text:style-name="P11">Train SVM to classify between object and background (One binary SVM for each class) </text:p>
        </text:list-item>
        <text:list-item>
          <text:p text:style-name="P9">BB Regression: Train a linear regression classifier that will output some correction factor </text:p>
        </text:list-item>
      </text:list>
      <text:p text:style-name="P1"><text:a xlink:type="simple" xlink:href="https://leonardoaraujosantos.gitbooks.io/artificial-inteligence/content/object_localization_and_detection.html" text:style-name="Internet_20_link" text:visited-style-name="Visited_20_Internet_20_Link">https://leonardoaraujosantos.gitbooks.io/artificial-inteligence/content/object_localization_and_detection.html</text:a></text:p>
      <text:p text:style-name="P1"/>
      <text:p text:style-name="P1"/>
      <text:p text:style-name="P1">It's a type of max-pooling with a pool size dependent on the input, so that the output always has the same size.</text:p>
      <text:p text:style-name="P1"/>
      <text:h text:style-name="P8" text:outline-level="4">The Pooling Step</text:h>
      <text:p text:style-name="P5">Spatial Pooling (also called subsampling or downsampling) reduces the dimensionality of each feature map but retains the most important information</text:p>
      <text:p text:style-name="P2"><text:a xlink:type="simple" xlink:href="https://ujjwalkarn.me/2016/08/11/intuitive-explanation-convnets/" text:style-name="Internet_20_link" text:visited-style-name="Visited_20_Internet_20_Link">https://ujjwalkarn.me/2016/08/11/intuitive-explanation-convnets/</text:a></text:p>
      <text:p text:style-name="P2"/>
      <text:p text:style-name="P3">intuitive explanation</text:p>
      <text:p text:style-name="P3"/>
      <text:p text:style-name="P6">The function of Pooling is to progressively reduce the spatial size of the input representation [<text:a xlink:type="simple" xlink:href="http://cs231n.github.io/convolutional-networks/" office:target-frame-name="_blank" xlink:show="new" text:style-name="Internet_20_link" text:visited-style-name="Visited_20_Internet_20_Link">4</text:a>]. In particular, pooling</text:p>
      <text:list xml:id="list4469686620243456114" text:style-name="L2">
        <text:list-item>
          <text:p text:style-name="P13">makes the input representations (feature dimension) smaller and more manageable </text:p>
        </text:list-item>
        <text:list-item>
          <text:p text:style-name="P13">reduces the number of parameters and computations in the network, therefore, controlling <text:a xlink:type="simple" xlink:href="https://en.wikipedia.org/wiki/Overfitting" office:target-frame-name="_blank" xlink:show="new" text:style-name="Internet_20_link" text:visited-style-name="Visited_20_Internet_20_Link"><text:span text:style-name="T1">overfitting</text:span></text:a><text:span text:style-name="T1"> [</text:span><text:a xlink:type="simple" xlink:href="http://cs231n.github.io/convolutional-networks/" office:target-frame-name="_blank" xlink:show="new" text:style-name="Internet_20_link" text:visited-style-name="Visited_20_Internet_20_Link"><text:span text:style-name="T1">4</text:span></text:a><text:span text:style-name="T1">] </text:span></text:p>
        </text:list-item>
        <text:list-item>
          <text:p text:style-name="P13">makes the network <text:span text:style-name="T1">invariant to small transformations, distortions and translations</text:span> in the input image (a small distortion in input will not change the output of Pooling – since we take the maximum / average value in a local neighborhood). </text:p>
        </text:list-item>
        <text:list-item>
          <text:p text:style-name="P10"><text:span text:style-name="T1">helps us arrive at an almost scale invariant representation of our image (the exact term is “equivariant”</text:span>). This is very powerful since we can detect objects in an image no matter where they are located (read [<text:a xlink:type="simple" xlink:href="https://github.com/rasbt/python-machine-learning-book/blob/master/faq/difference-deep-and-normal-learning.md" office:target-frame-name="_blank" xlink:show="new" text:style-name="Internet_20_link" text:visited-style-name="Visited_20_Internet_20_Link">18</text:a>] and [<text:a xlink:type="simple" xlink:href="https://www.quora.com/How-is-a-convolutional-neural-network-able-to-learn-invariant-features" office:target-frame-name="_blank" xlink:show="new" text:style-name="Internet_20_link" text:visited-style-name="Visited_20_Internet_20_Link">19</text:a>] for details). </text:p>
        </text:list-item>
      </text:list>
      <text:p text:style-name="P3">---------------------------------------------------------------------------------------------------------------</text:p>
      <text:h text:style-name="P7" text:outline-level="1">How do you make convolutional neural networks invariant to scale?</text:h>
      <text:p text:style-name="P4"/>
      <text:p text:style-name="P4">The most common way would be augment your dataset by taking your pre-existing images, and zooming them in or out to different random scales so that by the end of this process you have a bunch of images of different scales. Use this for training and your CNN will likely be able to accomodate the 'scale-range' that you used to augment your dataset. The downside is,you'd need a bigger CNN with more layers to account for the increased complexity. <text:line-break/><text:line-break/>Try using this heuristic:<text:line-break/>If you have N images in your dataset and M parameters in your CNN to start with, and your CNN works pretty well apart from scale issues:<text:line-break/>1) Decide on a 'scale-range'. For example I want my CNN to accomodate ~10 different zoom settings so I apply those to each of my N images. My dataset now has 10N images<text:line-break/><text:soft-page-break/>2) Scale the CNN appropriately. Now I need &gt;10M parameters in my CNN to get it to work well on my augmented data. If it overfits, I regularise, if it underfits - I keep adding layers until it overfits, then I regularise. </text:p>
      <text:p text:style-name="P3"/>
      <text:p text:style-name="P3">For scale invariance, up to my knowledge, no way other than providing different scales of images to network or learned network filters might be applied at different sca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09:34:17.549847878</meta:creation-date>
    <dc:date>2017-11-20T10:12:35.374746541</dc:date>
    <meta:editing-duration>PT17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1" meta:word-count="485" meta:character-count="3113" meta:non-whitespace-character-count="2645"/>
  </office:meta>
</office:document-meta>
</file>